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1.5pt" fo:language="en" fo:country="US" fo:font-weight="bold" style:font-size-asian="11.5pt" style:font-weight-asian="bold" style:font-size-complex="11.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1.5pt" fo:language="ru" fo:country="RU" style:text-underline-style="solid" style:text-underline-width="auto" style:text-underline-color="font-color" style:font-size-asian="11.5pt" style:font-size-complex="11.5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onsolas" fo:font-size="11.5pt" fo:language="ru" fo:country="RU" style:text-underline-style="solid" style:text-underline-width="auto" style:text-underline-color="font-color" fo:font-weight="bold" style:font-size-asian="11.5pt" style:font-weight-asian="bold" style:font-size-complex="11.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onsolas" fo:font-size="11.5pt" fo:language="ru" fo:country="RU" style:text-underline-style="none" style:font-size-asian="11.5pt" style:font-size-complex="11.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.5pt" style:font-size-asian="11.5pt" style:font-size-complex="11.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.5pt" fo:language="en" fo:country="US" style:font-size-asian="11.5pt" style:font-size-complex="11.5pt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font-name="Consolas" fo:font-size="11.5pt" fo:language="ru" fo:country="RU" style:text-underline-style="none" style:font-size-asian="11.5pt" style:font-size-complex="11.5pt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fo:font-size="11.5pt" fo:language="en" fo:country="US" style:font-size-asian="11.5pt" style:font-size-complex="11.5pt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fo:font-size="11.5pt" fo:language="ru" fo:country="RU" style:font-size-asian="11.5pt" style:font-size-complex="11.5pt"/>
    </style:style>
    <style:style style:name="T1" style:family="text">
      <style:text-properties style:font-name="Consolas" fo:language="ru" fo:country="RU" style:text-underline-style="none"/>
    </style:style>
    <style:style style:name="T2" style:family="text">
      <style:text-properties style:font-name="Consolas" fo:language="ru" fo:country="RU" style:text-underline-style="none" fo:font-weight="normal" style:font-weight-asian="normal" style:font-weight-complex="normal"/>
    </style:style>
    <style:style style:name="T3" style:family="text">
      <style:text-properties style:font-name="Consolas" fo:language="ru" fo:country="RU" fo:font-style="italic" style:text-underline-style="none" style:font-style-asian="italic" style:font-style-complex="italic"/>
    </style:style>
    <style:style style:name="T4" style:family="text">
      <style:text-properties style:font-name="Consolas" fo:language="en" fo:country="US" style:text-underline-style="none"/>
    </style:style>
    <style:style style:name="T5" style:family="text">
      <style:text-properties style:font-name="Consolas" fo:language="en" fo:country="US" fo:font-style="italic" style:text-underline-style="none" style:font-style-asian="italic" style:font-style-complex="italic"/>
    </style:style>
    <style:style style:name="T6" style:family="text">
      <style:text-properties style:font-name="Consolas" style:text-underline-style="none"/>
    </style:style>
    <style:style style:name="T7" style:family="text">
      <style:text-properties style:font-name="Consolas"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" fo:font-style="italic" style:text-underline-style="none" style:font-style-asian="italic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font-weight="bold"/>
    </style:style>
    <style:style style:name="T11" style:family="text">
      <style:text-properties style:text-line-through-style="solid" style:font-name="Consolas" fo:language="ru" fo:country="RU" style:text-underline-style="none"/>
    </style:style>
    <style:style style:name="T12" style:family="text">
      <style:text-properties style:text-line-through-style="solid" style:font-name="Consolas" fo:language="ru" fo:country="RU" fo:font-style="italic" style:text-underline-style="none" style:font-style-asian="italic" style:font-style-complex="italic"/>
    </style:style>
    <style:style style:name="T13" style:family="text">
      <style:text-properties fo:font-size="8pt" fo:language="en" fo:country="US" style:text-underline-style="none" fo:font-weight="normal" style:font-size-asian="8pt" style:font-weight-asian="normal" style:font-size-complex="8pt" style:font-weight-complex="normal"/>
    </style:style>
    <style:style style:name="T14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BCalc</text:p>
      <text:p text:style-name="P2">Краткая шуточная инструкция по эксплуатации для версий 2.3 и выше</text:p>
      <text:list xml:id="list28637742" text:style-name="L1">
        <text:list-item>
          <text:list>
            <text:list-item>
              <text:p text:style-name="P4">Взаимодействие с калькулятором основано на нажатии экранных кнопок. Кнопки для вашего сенсорного счастья разбиты на три слоя. Вверху слева — номер слоя, на котором вы сейчас живёте. </text:p>
            </text:list-item>
            <text:list-item>
              <text:p text:style-name="P4">Всякие крутые кнопочки:</text:p>
              <text:list>
                <text:list-item>
                  <text:p text:style-name="P5"><text:span text:style-name="T1">Для переключения между слоями жмём на </text:span><text:span text:style-name="T4">«NL» (</text:span><text:span text:style-name="T1">прокручивает слои вперед).</text:span></text:p>
                </text:list-item>
                <text:list-item>
                  <text:p text:style-name="P6"><text:span text:style-name="T6">EXE – </text:span><text:span text:style-name="T1">посчитать.</text:span></text:p>
                </text:list-item>
                <text:list-item>
                  <text:p text:style-name="P6"><text:span text:style-name="T6">DALL – </text:span><text:span text:style-name="T1">стереть всё. </text:span><text:span text:style-name="T3">Всё.</text:span></text:p>
                </text:list-item>
                <text:list-item>
                  <text:p text:style-name="P6"><text:span text:style-name="T6">ABC – </text:span><text:span text:style-name="T1">буквенная, не очень нужная клавиатура.</text:span></text:p>
                </text:list-item>
                <text:list-item>
                  <text:p text:style-name="P6"><text:span text:style-name="T6">BS </text:span><text:span text:style-name="T1">(На каждом слое) — стереть последний символ.</text:span></text:p>
                </text:list-item>
                <text:list-item>
                  <text:p text:style-name="P7">Квадратный корень — квадратный корень. Нет, а вы чего хотели?</text:p>
                </text:list-item>
                <text:list-item>
                  <text:p text:style-name="P6"><text:span text:style-name="T6">Ans – </text:span><text:span text:style-name="T1">переменная с ответом предыдущего выражения. Если предыдущее было с ошибкой — то предпредыдущего.</text:span></text:p>
                </text:list-item>
                <text:list-item>
                  <text:p text:style-name="P4">Двоеточие — поделить с остатком.</text:p>
                </text:list-item>
                <text:list-item>
                  <text:p text:style-name="P4">Процентик — найти остаток от деления с остатком.</text:p>
                </text:list-item>
                <text:list-item>
                  <text:p text:style-name="P6"><text:span text:style-name="T6">^ - </text:span><text:span text:style-name="T1">возведение в </text:span><text:span text:style-name="T3">любую</text:span><text:span text:style-name="T1"> степень ( -873/233 — тоже любая степень).</text:span></text:p>
                </text:list-item>
                <text:list-item>
                  <text:p text:style-name="P6"><text:span text:style-name="T6">MNU – </text:span><text:span text:style-name="T1">открывает менюшку с понятными каждому физмат-посону ништяками. Чтобы закрыть её, нажмите любую другую экранную кнопку (кнопочники жмут на своём джойстике в какую-нибудь сторону).</text:span></text:p>
                </text:list-item>
              </text:list>
            </text:list-item>
            <text:list-item>
              <text:p text:style-name="P3">Общие наставления.</text:p>
              <text:list>
                <text:list-item>
                  <text:p text:style-name="P6"><text:span text:style-name="T2">К</text:span><text:span text:style-name="T1">расные кнопки выполняют действие, а синие — вводят то, что на них написано.</text:span></text:p>
                </text:list-item>
                <text:list-item>
                  <text:p text:style-name="P6"><text:span text:style-name="T1">Не следует писать, например, </text:span><text:span text:style-name="T6">sin cos x – </text:span><text:span text:style-name="T1">калькулятор это не поймет. </text:span><text:span text:style-name="T7">Sin (cos x)</text:span><text:span text:style-name="T6"> – </text:span><text:span text:style-name="T1">так </text:span><text:span text:style-name="T3">надо</text:span><text:span text:style-name="T1">.</text:span></text:p>
                </text:list-item>
                <text:list-item>
                  <text:p text:style-name="P6"><text:span text:style-name="T1">Но </text:span><text:span text:style-name="T6">cos 4, sin 2 —</text:span><text:span text:style-name="T1"> писать можно и нужно. Между числом и скобкой не нужно ставить умножения –</text:span><text:span text:style-name="T6"> “2(3 + 5)” </text:span><text:span text:style-name="T1">вполне нормально посчитается. </text:span><text:span text:style-name="T11">Сколько мы там получим? Хм... 17, около того...</text:span></text:p>
                </text:list-item>
                <text:list-item>
                  <text:p text:style-name="P6"><text:span text:style-name="T1">Открытые скобки закрывать необязательно. То есть калькулятор спокойно посчитает </text:span><text:span text:style-name="T6">“</text:span><text:span text:style-name="T8">2 (3 + 5 (2 + 1”</text:span><text:span text:style-name="T6"> </text:span><text:span text:style-name="T1">и посчитает это правильно (как </text:span><text:span text:style-name="T6">“</text:span><text:span text:style-name="T8">2 (3 + 5 (2 + </text:span><text:span text:style-name="T3">1))” - </text:span><text:span text:style-name="T12">понимаете, о чём я? Странно.</text:span><text:span text:style-name="T3">)</text:span></text:p>
                </text:list-item>
                <text:list-item>
                  <text:p text:style-name="P6"><text:span text:style-name="T6">sin 4 cos 5 + sin 3 cos 6 – </text:span><text:span text:style-name="T1">это нормально и даже молодец.</text:span></text:p>
                </text:list-item>
                <text:list-item>
                  <text:p text:style-name="P6"><text:span text:style-name="T1">Арксинус и арккосинус берутся только от агрумента от -1 до 1. Не вводите </text:span><text:span text:style-name="T6"><text:s/>“arccos 23”, </text:span><text:span text:style-name="T1">и </text:span><text:span text:style-name="T11">вам не придётся жаловаться, что ничего не работает.</text:span></text:p>
                </text:list-item>
                <text:list-item>
                  <text:p text:style-name="P8"><text:span text:style-name="T1">Не забывать про то, что градусы и радианы — разные вещи. Чтобы вы не забыли, вверху слева экрана всё написано. Переключиться позволит кнопка </text:span><text:span text:style-name="T6">D/R.</text:span></text:p>
                </text:list-item>
                <text:list-item>
                  <text:p text:style-name="P9"><text:span text:style-name="T6">Введя </text:span><text:span text:style-name="T4">$X= &lt;</text:span><text:span text:style-name="T6">чего-нибудь</text:span><text:span text:style-name="T4">&gt;, </text:span><text:span text:style-name="T6">вы запишете </text:span><text:span text:style-name="T4">&lt;</text:span><text:span text:style-name="T6">чего-нибудь</text:span><text:span text:style-name="T4">&gt;</text:span><text:span text:style-name="T6"> в переменную </text:span><text:span text:style-name="T4">x. </text:span><text:span text:style-name="T6">Можно будет её использовать. Задача из Рымкевича на засыпку (№666.6): «П</text:span><text:span text:style-name="T8">одсчитано выражение «</text:span><text:span text:style-name="T5">$Y = 3 * 2 – </text:span><text:span text:style-name="T8">2 * 3»</text:span><text:span text:style-name="T5">. </text:span><text:span text:style-name="T8">Каково значение переменной </text:span><text:span text:style-name="T5">Y?</text:span><text:span text:style-name="T8">»</text:span></text:p>
                </text:list-item>
                <text:list-item>
                  <text:p text:style-name="P7">Ну всё здесь типа. :3</text:p>
                </text:list-item>
              </text:list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Григорий Ревзин</meta:initial-creator>
    <meta:creation-date>2011-04-21T18:33:36.85</meta:creation-date>
    <dc:date>2012-02-21T08:50:43.95</dc:date>
    <dc:creator>Григорий Ревзин</dc:creator>
    <meta:editing-duration>PT00H33M22S</meta:editing-duration>
    <meta:editing-cycles>11</meta:editing-cycles>
    <meta:generator>OpenOffice.org/3.1$Win32 OpenOffice.org_project/310m19$Build-9420</meta:generator>
    <meta:document-statistic meta:table-count="0" meta:image-count="0" meta:object-count="0" meta:page-count="1" meta:paragraph-count="25" meta:word-count="378" meta:character-count="2244"/>
  </office:meta>
</office:document-meta>
</file>